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59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10.55mm"/>
    </style:style>
    <style:style style:name="co4" style:family="table-column">
      <style:table-column-properties fo:break-before="auto" style:column-width="9.45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8.55mm"/>
    </style:style>
    <style:style style:name="co9" style:family="table-column">
      <style:table-column-properties fo:break-before="auto" style:column-width="33.99mm"/>
    </style:style>
    <style:style style:name="co10" style:family="table-column">
      <style:table-column-properties fo:break-before="auto" style:column-width="41.79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24.66mm"/>
    </style:style>
    <style:style style:name="co13" style:family="table-column">
      <style:table-column-properties fo:break-before="auto" style:column-width="47.04mm"/>
    </style:style>
    <style:style style:name="co14" style:family="table-column">
      <style:table-column-properties fo:break-before="auto" style:column-width="31.86mm"/>
    </style:style>
    <style:style style:name="co15" style:family="table-column">
      <style:table-column-properties fo:break-before="auto" style:column-width="43.92mm"/>
    </style:style>
    <style:style style:name="co16" style:family="table-column">
      <style:table-column-properties fo:break-before="auto" style:column-width="11.69mm"/>
    </style:style>
    <style:style style:name="co17" style:family="table-column">
      <style:table-column-properties fo:break-before="auto" style:column-width="182.79mm"/>
    </style:style>
    <style:style style:name="co18" style:family="table-column">
      <style:table-column-properties fo:break-before="auto" style:column-width="147.14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2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onsolas" fo:font-size="8pt" style:font-size-asian="8pt" style:font-size-complex="8pt"/>
    </style:style>
    <style:style style:name="ce3" style:family="table-cell" style:parent-style-name="Default">
      <style:text-properties style:font-name="Consolas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wrap-option="wrap" fo:border-left="0.06pt solid #000000" fo:border-right="none" fo:border-top="0.06pt solid #000000" style:vertical-align="to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none" fo:border-top="0.06pt solid #000000"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vertical-align="top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2">
      <style:table-cell-properties fo:border-bottom="none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06pt solid #000000" fo:border-left="none" fo:border-right="none" fo:border-top="none" style:vertical-align="top"/>
    </style:style>
    <style:style style:name="ce22" style:family="table-cell" style:parent-style-name="Default" style:data-style-name="N2">
      <style:table-cell-properties fo:border-bottom="none" fo:border-left="none" fo:border-right="none" fo:border-top="0.06pt solid #000000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 style:vertical-align="top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order-left="none" fo:border-right="0.06pt solid #000000" fo:border-top="none" style:vertical-align="top"/>
    </style:style>
    <style:style style:name="ce26" style:family="table-cell" style:parent-style-name="Default" style:data-style-name="N2">
      <style:table-cell-properties fo:border-bottom="0.06pt solid #000000" fo:border-left="none" fo:border-right="0.06pt solid #000000" fo:border-top="none" style:vertical-align="top"/>
    </style:style>
    <style:style style:name="ce27" style:family="table-cell" style:parent-style-name="Default" style:data-style-name="N2">
      <style:table-cell-properties fo:border-bottom="none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ext-properties fo:color="#e0c2cd" fo:font-weight="bold" style:font-weight-asian="bold" style:font-weight-complex="bold"/>
    </style:style>
    <style:style style:name="ce33" style:family="table-cell" style:parent-style-name="Default">
      <style:text-properties fo:color="#e0c2cd"/>
    </style:style>
    <style:style style:name="ce34" style:family="table-cell" style:parent-style-name="Default">
      <style:text-properties fo:color="#80808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Liste 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35" office:value-type="string" calcext:value-type="string">
            <text:p>Formspec (accordong to API.txt)</text:p>
          </table:table-cell>
          <table:table-cell table:style-name="ce35" office:value-type="string" calcext:value-type="string">
            <text:p>Type</text:p>
          </table:table-cell>
          <table:table-cell table:style-name="ce41" office:value-type="string" calcext:value-type="string">
            <text:p>V0.4</text:p>
          </table:table-cell>
          <table:table-cell table:style-name="ce41" office:value-type="string" calcext:value-type="string">
            <text:p>Pos</text:p>
          </table:table-cell>
          <table:table-cell table:style-name="ce41" office:value-type="string" calcext:value-type="string">
            <text:p>Size</text:p>
          </table:table-cell>
          <table:table-cell table:style-name="ce35" office:value-type="string" calcext:value-type="string">
            <text:p>NoFS</text:p>
          </table:table-cell>
          <table:table-cell table:style-name="ce1" office:value-type="string" calcext:value-type="string">
            <text:p>C++ Geometry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size[&lt;W&gt;,&lt;H&gt;,&lt;fixed_size&gt;]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sition[&lt;X&gt;,&lt;Y&gt;]</text:p>
          </table:table-cell>
          <table:table-cell office:value-type="string" calcext:value-type="string">
            <text:p>posit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chor[&lt;X&gt;,&lt;Y&gt;]</text:p>
          </table:table-cell>
          <table:table-cell office:value-type="string" calcext:value-type="string">
            <text:p>anch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_prepend[]</text:p>
          </table:table-cell>
          <table:table-cell office:value-type="string" calcext:value-type="string">
            <text:p>no_prepen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tainer[&lt;X&gt;,&lt;Y&gt;]</text:p>
          </table:table-cell>
          <table:table-cell office:value-type="string" calcext:value-type="string">
            <text:p>containe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ntainer_end[]</text:p>
          </table:table-cell>
          <table:table-cell office:value-type="string" calcext:value-type="string">
            <text:p>container_end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[&lt;inventory location&gt;;&lt;list name&gt;;&lt;X&gt;,&lt;Y&gt;;&lt;W&gt;,&lt;H&gt;;]</text:p>
          </table:table-cell>
          <table:table-cell office:value-type="string" calcext:value-type="string">
            <text:p>li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st[&lt;inventory location&gt;;&lt;list name&gt;;&lt;X&gt;,&lt;Y&gt;;&lt;W&gt;,&lt;H&gt;;&lt;starting item index&gt;]</text:p>
          </table:table-cell>
          <table:table-cell table:style-name="ce1" office:value-type="string" calcext:value-type="string">
            <text:p>list</text:p>
          </table:table-cell>
          <table:table-cell table:number-columns-repeated="3" table:style-name="ce6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listring[&lt;inventory location&gt;;&lt;list name&gt;]</text:p>
          </table:table-cell>
          <table:table-cell office:value-type="string" calcext:value-type="string">
            <text:p>listring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ring[]</text:p>
          </table:table-cell>
          <table:table-cell office:value-type="string" calcext:value-type="string">
            <text:p>listring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colors[&lt;slot_bg_normal&gt;;&lt;slot_bg_hover&gt;]</text:p>
          </table:table-cell>
          <table:table-cell office:value-type="string" calcext:value-type="string">
            <text:p>listcolo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colors[&lt;slot_bg_normal&gt;;&lt;slot_bg_hover&gt;;&lt;slot_border&gt;]</text:p>
          </table:table-cell>
          <table:table-cell office:value-type="string" calcext:value-type="string">
            <text:p>listcolo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stcolors[&lt;slot_bg_normal&gt;;&lt;slot_bg_hover&gt;;&lt;slot_border&gt;;&lt;tooltip_bgcolor&gt;;&lt;tooltip_fontcolor&gt;]</text:p>
          </table:table-cell>
          <table:table-cell office:value-type="string" calcext:value-type="string">
            <text:p>listcolo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tip[&lt;gui_element_name&gt;;&lt;tooltip_text&gt;;&lt;bgcolor&gt;;&lt;fontcolor&gt;]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oltip[&lt;X&gt;,&lt;Y&gt;;&lt;W&gt;,&lt;H&gt;;&lt;tooltip_text&gt;;&lt;bgcolor&gt;;&lt;fontcolor&gt;]</text:p>
          </table:table-cell>
          <table:table-cell office:value-type="string" calcext:value-type="string">
            <text:p>toolti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mage[&lt;X&gt;,&lt;Y&gt;;&lt;W&gt;,&lt;H&gt;;&lt;texture name&gt;]</text:p>
          </table:table-cell>
          <table:table-cell table:style-name="ce1" office:value-type="string" calcext:value-type="string">
            <text:p>image</text:p>
          </table:table-cell>
          <table:table-cell table:number-columns-repeated="3" table:style-name="ce6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4" office:value-type="string" calcext:value-type="string">
            <text:p>item_image[&lt;X&gt;,&lt;Y&gt;;&lt;W&gt;,&lt;H&gt;;&lt;item name&gt;]</text:p>
          </table:table-cell>
          <table:table-cell table:style-name="ce5" office:value-type="string" calcext:value-type="string">
            <text:p>item_image</text:p>
          </table:table-cell>
          <table:table-cell table:number-columns-repeated="3" table:style-name="ce8" office:value-type="string" calcext:value-type="string">
            <text:p>Y</text:p>
          </table:table-cell>
          <table:table-cell table:style-name="ce5" office:value-type="string" calcext:value-type="string">
            <text:p>?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 calcext:value-type="string">
            <text:p>bgcolor[&lt;color&gt;;&lt;fullscreen&gt;]</text:p>
          </table:table-cell>
          <table:table-cell office:value-type="string" calcext:value-type="string">
            <text:p>bgcolor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ckground[&lt;X&gt;,&lt;Y&gt;;&lt;W&gt;,&lt;H&gt;;&lt;texture name&gt;]</text:p>
          </table:table-cell>
          <table:table-cell office:value-type="string" calcext:value-type="string">
            <text:p>backgroun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ckground[&lt;X&gt;,&lt;Y&gt;;&lt;W&gt;,&lt;H&gt;;&lt;texture name&gt;;&lt;auto_clip&gt;]</text:p>
          </table:table-cell>
          <table:table-cell office:value-type="string" calcext:value-type="string">
            <text:p>background</text:p>
          </table:table-cell>
          <table:table-cell table:number-columns-repeated="4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wdfield[&lt;X&gt;,&lt;Y&gt;;&lt;W&gt;,&lt;H&gt;;&lt;name&gt;;&lt;label&gt;]</text:p>
          </table:table-cell>
          <table:table-cell office:value-type="string" calcext:value-type="string">
            <text:p>pwdfiel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ield[&lt;X&gt;,&lt;Y&gt;;&lt;W&gt;,&lt;H&gt;;&lt;name&gt;;&lt;label&gt;;&lt;default&gt;]</text:p>
          </table:table-cell>
          <table:table-cell office:value-type="string" calcext:value-type="string">
            <text:p>fiel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eld[&lt;name&gt;;&lt;label&gt;;&lt;default&gt;]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eld_close_on_enter[&lt;name&gt;;&lt;close_on_enter&gt;]</text:p>
          </table:table-cell>
          <table:table-cell office:value-type="string" calcext:value-type="string">
            <text:p>field_close_on_enter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extarea[&lt;X&gt;,&lt;Y&gt;;&lt;W&gt;,&lt;H&gt;;&lt;name&gt;;&lt;label&gt;;&lt;default&gt;]</text:p>
          </table:table-cell>
          <table:table-cell table:style-name="ce1" office:value-type="string" calcext:value-type="string">
            <text:p>textarea</text:p>
          </table:table-cell>
          <table:table-cell table:number-columns-repeated="3" table:style-name="ce6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label[&lt;X&gt;,&lt;Y&gt;;&lt;label&gt;]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tlabel[&lt;X&gt;,&lt;Y&gt;;&lt;label&gt;]</text:p>
          </table:table-cell>
          <table:table-cell office:value-type="string" calcext:value-type="string">
            <text:p>vertlabe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tton[&lt;X&gt;,&lt;Y&gt;;&lt;W&gt;,&lt;H&gt;;&lt;name&gt;;&lt;label&gt;]</text:p>
          </table:table-cell>
          <table:table-cell office:value-type="string" calcext:value-type="string">
            <text:p>butt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mage_button[&lt;X&gt;,&lt;Y&gt;;&lt;W&gt;,&lt;H&gt;;&lt;texture name&gt;;&lt;name&gt;;&lt;label&gt;]</text:p>
          </table:table-cell>
          <table:table-cell office:value-type="string" calcext:value-type="string">
            <text:p>image_butt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mage_button[&lt;X&gt;,&lt;Y&gt;;&lt;W&gt;,&lt;H&gt;;&lt;texture name&gt;;&lt;name&gt;;&lt;label&gt;;&lt;noclip&gt;;&lt;drawborder&gt;;&lt;pressed texture name&gt;]</text:p>
          </table:table-cell>
          <table:table-cell table:style-name="ce1" office:value-type="string" calcext:value-type="string">
            <text:p>image_button</text:p>
          </table:table-cell>
          <table:table-cell table:number-columns-repeated="3" table:style-name="ce6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tem_image_button[&lt;X&gt;,&lt;Y&gt;;&lt;W&gt;,&lt;H&gt;;&lt;item name&gt;;&lt;name&gt;;&lt;label&gt;]</text:p>
          </table:table-cell>
          <table:table-cell office:value-type="string" calcext:value-type="string">
            <text:p>item_image_butt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tton_exit[&lt;X&gt;,&lt;Y&gt;;&lt;W&gt;,&lt;H&gt;;&lt;name&gt;;&lt;label&gt;]</text:p>
          </table:table-cell>
          <table:table-cell office:value-type="string" calcext:value-type="string">
            <text:p>button_exi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mage_button_exit[&lt;X&gt;,&lt;Y&gt;;&lt;W&gt;,&lt;H&gt;;&lt;texture name&gt;;&lt;name&gt;;&lt;label&gt;]</text:p>
          </table:table-cell>
          <table:table-cell table:style-name="ce1" office:value-type="string" calcext:value-type="string">
            <text:p>image_button_exit</text:p>
          </table:table-cell>
          <table:table-cell table:number-columns-repeated="3" table:style-name="ce6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textlist[&lt;X&gt;,&lt;Y&gt;;&lt;W&gt;,&lt;H&gt;;&lt;name&gt;;&lt;listelem 1&gt;,&lt;listelem 2&gt;,...,&lt;listelem n&gt;]</text:p>
          </table:table-cell>
          <table:table-cell office:value-type="string" calcext:value-type="string">
            <text:p>textli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xtlist[&lt;X&gt;,&lt;Y&gt;;&lt;W&gt;,&lt;H&gt;;&lt;name&gt;;&lt;listelem 1&gt;,&lt;listelem 2&gt;,...,&lt;listelem n&gt;;&lt;selected idx&gt;;&lt;transparent&gt;]</text:p>
          </table:table-cell>
          <table:table-cell office:value-type="string" calcext:value-type="string">
            <text:p>textli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header[&lt;X&gt;,&lt;Y&gt;;&lt;name&gt;;&lt;caption 1&gt;,&lt;caption 2&gt;,...,&lt;caption n&gt;;&lt;current_tab&gt;;&lt;transparent&gt;;&lt;draw_border&gt;]</text:p>
          </table:table-cell>
          <table:table-cell office:value-type="string" calcext:value-type="string">
            <text:p>tabheade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x[&lt;X&gt;,&lt;Y&gt;;&lt;W&gt;,&lt;H&gt;;&lt;color&gt;]</text:p>
          </table:table-cell>
          <table:table-cell office:value-type="string" calcext:value-type="string">
            <text:p>bo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opdown[&lt;X&gt;,&lt;Y&gt;;&lt;W&gt;;&lt;name&gt;;&lt;item 1&gt;,&lt;item 2&gt;, ...,&lt;item n&gt;;&lt;selected idx&gt;]</text:p>
          </table:table-cell>
          <table:table-cell office:value-type="string" calcext:value-type="string">
            <text:p>dropdow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heckbox[&lt;X&gt;,&lt;Y&gt;;&lt;name&gt;;&lt;label&gt;;&lt;selected&gt;]</text:p>
          </table:table-cell>
          <table:table-cell table:style-name="ce1" office:value-type="string" calcext:value-type="string">
            <text:p>checkbox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3" office:value-type="string" calcext:value-type="string">
            <text:p>scrollbar[&lt;X&gt;,&lt;Y&gt;;&lt;W&gt;,&lt;H&gt;;&lt;orientation&gt;;&lt;name&gt;;&lt;value&gt;]</text:p>
          </table:table-cell>
          <table:table-cell table:style-name="ce1" office:value-type="string" calcext:value-type="string">
            <text:p>scrollbar</text:p>
          </table:table-cell>
          <table:table-cell table:number-columns-repeated="3" table:style-name="ce6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table[&lt;X&gt;,&lt;Y&gt;;&lt;W&gt;,&lt;H&gt;;&lt;name&gt;;&lt;cell 1&gt;,&lt;cell 2&gt;,...,&lt;cell n&gt;;&lt;selected idx&gt;]</text:p>
          </table:table-cell>
          <table:table-cell office:value-type="string" calcext:value-type="string">
            <text:p>tabl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leoptions[&lt;opt 1&gt;;&lt;opt 2&gt;;...]</text:p>
          </table:table-cell>
          <table:table-cell office:value-type="string" calcext:value-type="string">
            <text:p>tableoption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lecolumns[&lt;type 1&gt;,&lt;opt 1a&gt;,&lt;opt 1b&gt;,...;&lt;type 2&gt;,&lt;opt 2a&gt;,&lt;opt 2b&gt;;...]</text:p>
          </table:table-cell>
          <table:table-cell office:value-type="string" calcext:value-type="string">
            <text:p>tablecolumn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 positionning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3" table:default-cell-style-name="ce10"/>
        <table:table-column table:style-name="co15" table:default-cell-style-name="ce10"/>
        <table:table-column table:style-name="co16" table:number-columns-repeated="4" table:default-cell-style-name="ce10"/>
        <table:table-column table:style-name="co6" table:number-columns-repeated="1010" table:default-cell-style-name="ce10"/>
        <table:table-row table:style-name="ro2">
          <table:table-cell table:style-name="ce9"/>
          <table:table-cell table:style-name="ce11" office:value-type="string" calcext:value-type="string" table:number-columns-spanned="2" table:number-rows-spanned="1">
            <text:p>Everything else is scaled in proportion to the inventory image size. The inventory slot spacing is 5/4 image size horizontally and 15/13 image size vertically. The padding around the form (incorporating the border of the outer inventory slots) is 3/8 image size. Font height (baseline to baseline) is 2/5 vertical inventory slot spacing, and button half-height is 7/8 of font height.</text:p>
          </table:table-cell>
          <table:covered-table-cell/>
          <table:table-cell table:style-name="ce11" office:value-type="string" calcext:value-type="string" table:number-columns-spanned="2" table:number-rows-spanned="1">
            <text:p>In modalMenu.h, GUIModalMenu <text:s/>set relative and absolute rect to (0,0,100,100)</text:p>
          </table:table-cell>
          <table:covered-table-cell/>
          <table:table-cell/>
          <table:table-cell office:value-type="string" calcext:value-type="string">
            <text:p>https://github.com/minetest/minetest/blob/stable-0.4/src/guiFormSpecMenu.cpp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2"/>
          <table:table-cell table:number-columns-repeated="2"/>
          <table:table-cell office:value-type="string" calcext:value-type="string">
            <text:p>Sur spacing</text:p>
          </table:table-cell>
          <table:table-cell table:number-columns-repeated="1019"/>
        </table:table-row>
        <table:table-row table:style-name="ro1">
          <table:table-cell table:style-name="ce9"/>
          <table:table-cell table:style-name="ce13" office:value-type="string" calcext:value-type="string">
            <text:p>use_imgsize *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X</text:p>
          </table:table-cell>
          <table:table-cell table:style-name="ce24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 office:value-type="string" calcext:value-type="string">
            <text:p>imgsize</text:p>
          </table:table-cell>
          <table:table-cell table:number-columns-repeated="2" table:style-name="ce18" office:value-type="float" office:value="1" calcext:value-type="float">
            <text:p>1,00</text:p>
          </table:table-cell>
          <table:table-cell table:style-name="ce18" table:formula="of:=[.C4]/[.C$5]" office:value-type="float" office:value="0.8" calcext:value-type="float">
            <text:p>0,80</text:p>
          </table:table-cell>
          <table:table-cell table:style-name="ce25" table:formula="of:=[.D4]/[.D$5]" office:value-type="float" office:value="0.866666666666667" calcext:value-type="float">
            <text:p>0,8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4" office:value-type="string" calcext:value-type="string">
            <text:p>spacing</text:p>
          </table:table-cell>
          <table:table-cell table:style-name="ce18" table:formula="of:=5/4" office:value-type="float" office:value="1.25" calcext:value-type="float">
            <text:p>1,25</text:p>
          </table:table-cell>
          <table:table-cell table:style-name="ce18" table:formula="of:=15/13" office:value-type="float" office:value="1.15384615384615" calcext:value-type="float">
            <text:p>1,15</text:p>
          </table:table-cell>
          <table:table-cell table:style-name="ce18" table:formula="of:=[.C5]/[.C$5]" office:value-type="float" office:value="1" calcext:value-type="float">
            <text:p>1,00</text:p>
          </table:table-cell>
          <table:table-cell table:style-name="ce25" table:formula="of:=[.D5]/[.D$5]" office:value-type="float" office:value="1" calcext:value-type="float">
            <text:p>1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4" office:value-type="string" calcext:value-type="string">
            <text:p>padding</text:p>
          </table:table-cell>
          <table:table-cell table:style-name="ce18" table:formula="of:=3 / 8" office:value-type="float" office:value="0.375" calcext:value-type="float">
            <text:p>0,38</text:p>
          </table:table-cell>
          <table:table-cell table:style-name="ce18" table:formula="of:=3/8" office:value-type="float" office:value="0.375" calcext:value-type="float">
            <text:p>0,38</text:p>
          </table:table-cell>
          <table:table-cell table:style-name="ce18" table:formula="of:=[.C6]/[.C$5]" office:value-type="float" office:value="0.3" calcext:value-type="float">
            <text:p>0,30</text:p>
          </table:table-cell>
          <table:table-cell table:style-name="ce25" table:formula="of:=[.D6]/[.D$5]" office:value-type="float" office:value="0.325" calcext:value-type="float">
            <text:p>0,3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5" office:value-type="string" calcext:value-type="string">
            <text:p>button_height</text:p>
          </table:table-cell>
          <table:table-cell table:style-name="ce19"/>
          <table:table-cell table:style-name="ce21" table:formula="of:=15/13*0.35" office:value-type="float" office:value="0.403846153846154" calcext:value-type="float">
            <text:p>0,40</text:p>
          </table:table-cell>
          <table:table-cell table:style-name="ce19"/>
          <table:table-cell table:style-name="ce26" table:formula="of:=[.D7]/[.C$5]" office:value-type="float" office:value="0.323076923076923" calcext:value-type="float">
            <text:p>0,32</text:p>
          </table:table-cell>
          <table:table-cell table:number-columns-repeated="4"/>
          <table:table-cell office:value-type="string" calcext:value-type="string">
            <text:p>Résultat</text:p>
          </table:table-cell>
          <table:table-cell table:number-columns-repeated="1013"/>
        </table:table-row>
        <table:table-row table:style-name="ro1">
          <table:table-cell table:style-name="ce9" table:number-columns-repeated="2"/>
          <table:table-cell table:style-name="Default"/>
          <table:table-cell table:style-name="ce18"/>
          <table:table-cell table:style-name="Default"/>
          <table:table-cell table:style-name="ce18"/>
          <table:table-cell table:number-columns-repeated="1018"/>
        </table:table-row>
        <table:table-row table:style-name="ro1">
          <table:table-cell table:style-name="Default"/>
          <table:table-cell table:style-name="ce9"/>
          <table:table-cell table:style-name="ce20" office:value-type="string" calcext:value-type="string">
            <text:p>Calcul <text:s/>guiFormSpecMenu.cpp</text:p>
          </table:table-cell>
          <table:table-cell table:style-name="ce22" table:number-columns-repeated="2"/>
          <table:table-cell table:style-name="ce27"/>
          <table:table-cell table:style-name="ce30" office:value-type="string" calcext:value-type="string">
            <text:p>Réciproque divisée par spacing</text:p>
          </table:table-cell>
          <table:table-cell table:style-name="ce31"/>
          <table:table-cell table:style-name="ce17"/>
          <table:table-cell table:style-name="ce24"/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9" office:value-type="string" calcext:value-type="string">
            <text:p>Element</text:p>
          </table:table-cell>
          <table:table-cell table:style-name="ce15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W</text:p>
          </table:table-cell>
          <table:table-cell table:style-name="ce28" office:value-type="string" calcext:value-type="string">
            <text:p>H</text:p>
          </table:table-cell>
          <table:table-cell table:style-name="ce15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w</text:p>
          </table:table-cell>
          <table:table-cell table:style-name="ce28"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3">
          <table:table-cell table:style-name="Default"/>
          <table:table-cell table:style-name="ce9"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(w-1)*spacing</text:p>
            <text:p>+imgsize</text:p>
            <text:p>+padding*2</text:p>
          </table:table-cell>
          <table:table-cell office:value-type="string" calcext:value-type="string">
            <text:p>(h-1)*spacing</text:p>
            <text:p>+imgsize</text:p>
            <text:p>+padding*2</text:p>
            <text:p>+btn_height*2/3</text:p>
          </table:table-cell>
          <table:table-cell table:number-columns-repeated="6"/>
          <table:table-cell office:value-type="float" office:value="-0.39" calcext:value-type="float">
            <text:p>-0,39</text:p>
          </table:table-cell>
          <table:table-cell office:value-type="float" office:value="-0.73" calcext:value-type="float">
            <text:p>-0,73</text:p>
          </table:table-cell>
          <table:table-cell table:number-columns-repeated="1010"/>
        </table:table-row>
        <table:table-row table:style-name="ro4">
          <table:table-cell table:style-name="Default"/>
          <table:table-cell table:style-name="ce9" office:value-type="string" calcext:value-type="string">
            <text:p>box</text:p>
          </table:table-cell>
          <table:table-cell office:value-type="string" calcext:value-type="string">
            <text:p>x*spacing</text:p>
            <text:p>+padding</text:p>
          </table:table-cell>
          <table:table-cell office:value-type="string" calcext:value-type="string">
            <text:p>y*spacing</text:p>
            <text:p>+padding</text:p>
          </table:table-cell>
          <table:table-cell office:value-type="string" calcext:value-type="string">
            <text:p>w*spacing</text:p>
          </table:table-cell>
          <table:table-cell office:value-type="string" calcext:value-type="string">
            <text:p>h*spacing</text:p>
          </table:table-cell>
          <table:table-cell office:value-type="string" calcext:value-type="string">
            <text:p>x-</text:p>
            <text:p>padding/spacing</text:p>
          </table:table-cell>
          <table:table-cell office:value-type="string" calcext:value-type="string">
            <text:p>y-</text:p>
            <text:p>padding/spacin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style-name="ce9" table:formula="of:=[.K$9]-[.C$6]/[.C$5]" office:value-type="float" office:value="0.7" calcext:value-type="float">
            <text:p>0,7</text:p>
          </table:table-cell>
          <table:table-cell table:style-name="ce9" table:formula="of:=[.L$9]-[.D$6]/[.D$5]" office:value-type="float" office:value="0.674999999999999" calcext:value-type="float">
            <text:p>0,674999999999999</text:p>
          </table:table-cell>
          <table:table-cell table:style-name="ce9" table:formula="of:=[.M$9]" office:value-type="float" office:value="1" calcext:value-type="float">
            <text:p>1</text:p>
          </table:table-cell>
          <table:table-cell table:style-name="ce9" table:formula="of:=[.N$9]" office:value-type="float" office:value="1" calcext:value-type="float">
            <text:p>1</text:p>
          </table:table-cell>
          <table:table-cell table:style-name="ce9"/>
          <table:table-cell table:number-columns-repeated="1009"/>
        </table:table-row>
        <table:table-row table:style-name="ro4">
          <table:table-cell table:style-name="Default"/>
          <table:table-cell table:style-name="ce9" office:value-type="string" calcext:value-type="string">
            <text:p>image_button</text:p>
          </table:table-cell>
          <table:table-cell office:value-type="string" calcext:value-type="string">
            <text:p>x*spacing</text:p>
            <text:p>+padding</text:p>
          </table:table-cell>
          <table:table-cell office:value-type="string" calcext:value-type="string">
            <text:p>y*spacing</text:p>
            <text:p>+padding</text:p>
          </table:table-cell>
          <table:table-cell office:value-type="string" calcext:value-type="string">
            <text:p>(w-1)*spacing</text:p>
            <text:p>+imgsize</text:p>
          </table:table-cell>
          <table:table-cell office:value-type="string" calcext:value-type="string">
            <text:p>(h-1)*spacing</text:p>
            <text:p>+imgsize</text:p>
          </table:table-cell>
          <table:table-cell office:value-type="string" calcext:value-type="string">
            <text:p>x-</text:p>
            <text:p>padding/spacing</text:p>
          </table:table-cell>
          <table:table-cell office:value-type="string" calcext:value-type="string">
            <text:p>y-</text:p>
            <text:p>padding/spacing</text:p>
          </table:table-cell>
          <table:table-cell office:value-type="string" calcext:value-type="string">
            <text:p>W-imgsize+1</text:p>
          </table:table-cell>
          <table:table-cell office:value-type="string" calcext:value-type="string">
            <text:p>H-imgsize+1</text:p>
          </table:table-cell>
          <table:table-cell table:style-name="ce9" table:formula="of:=[.K$9]-[.C$6]/[.C$5]" office:value-type="float" office:value="0.7" calcext:value-type="float">
            <text:p>0,7</text:p>
          </table:table-cell>
          <table:table-cell table:style-name="ce9" table:formula="of:=[.L$9]-[.D$6]/[.D$5]" office:value-type="float" office:value="0.674999999999999" calcext:value-type="float">
            <text:p>0,674999999999999</text:p>
          </table:table-cell>
          <table:table-cell table:style-name="ce9" table:formula="of:=[.M$9]-[.E$4]+1" office:value-type="float" office:value="1.2" calcext:value-type="float">
            <text:p>1,2</text:p>
          </table:table-cell>
          <table:table-cell table:style-name="ce9" table:formula="of:=[.N$9]-[.F$4]+1" office:value-type="float" office:value="1.13333333333333" calcext:value-type="float">
            <text:p>1,13333333333333</text:p>
          </table:table-cell>
          <table:table-cell table:style-name="ce9"/>
          <table:table-cell office:value-type="string" calcext:value-type="string">
            <text:p>Calculé et verifié</text:p>
          </table:table-cell>
          <table:table-cell table:number-columns-repeated="1008"/>
        </table:table-row>
        <table:table-row table:style-name="ro4">
          <table:table-cell table:style-name="Default"/>
          <table:table-cell table:style-name="ce9" office:value-type="string" calcext:value-type="string">
            <text:p>textarea</text:p>
          </table:table-cell>
          <table:table-cell office:value-type="string" calcext:value-type="string">
            <text:p>x*spacing</text:p>
          </table:table-cell>
          <table:table-cell office:value-type="string" calcext:value-type="string">
            <text:p>y*spacing</text:p>
            <text:p>+btn_height</text:p>
          </table:table-cell>
          <table:table-cell office:value-type="string" calcext:value-type="string">
            <text:p>(w-1)*spacing</text:p>
            <text:p>+imgsize</text:p>
          </table:table-cell>
          <table:table-cell office:value-type="string" calcext:value-type="string">
            <text:p>(h+1)*imgsize</text:p>
            <text:p>-spac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-</text:p>
            <text:p>btn_height/spacing</text:p>
          </table:table-cell>
          <table:table-cell office:value-type="string" calcext:value-type="string">
            <text:p>W-imgsize+1</text:p>
          </table:table-cell>
          <table:table-cell office:value-type="string" calcext:value-type="string">
            <text:p>(H + spacing) / imgsize - 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-[.D7]/[.D5]" office:value-type="float" office:value="-0.350000000000001" calcext:value-type="float">
            <text:p>-0,350000000000001</text:p>
          </table:table-cell>
          <table:table-cell table:style-name="ce9" table:formula="of:=-[.E4]+1" office:value-type="float" office:value="0.2" calcext:value-type="float">
            <text:p>0,2</text:p>
          </table:table-cell>
          <table:table-cell table:style-name="ce16" table:formula="of:=([.N$9]+[.F$5])/[.F$4]-1" office:value-type="float" office:value="1.30769230769231" calcext:value-type="float">
            <text:p>1,30769230769231</text:p>
          </table:table-cell>
          <table:table-cell/>
          <table:table-cell office:value-type="string" calcext:value-type="string">
            <text:p>On dirait qu’ils ont « oublié » le padding dans le calcul du text area</text:p>
          </table:table-cell>
          <table:table-cell table:number-columns-repeated="1008"/>
        </table:table-row>
        <table:table-row table:style-name="ro4">
          <table:table-cell table:style-name="Default"/>
          <table:table-cell table:style-name="ce9" office:value-type="string" calcext:value-type="string">
            <text:p>scrollbar</text:p>
          </table:table-cell>
          <table:table-cell office:value-type="string" calcext:value-type="string">
            <text:p>x*spacing</text:p>
            <text:p>+padding</text:p>
          </table:table-cell>
          <table:table-cell office:value-type="string" calcext:value-type="string">
            <text:p>y*spacing</text:p>
            <text:p>+padding</text:p>
          </table:table-cell>
          <table:table-cell office:value-type="string" calcext:value-type="string">
            <text:p>w*spacing</text:p>
          </table:table-cell>
          <table:table-cell office:value-type="string" calcext:value-type="string">
            <text:p>h*spacing</text:p>
          </table:table-cell>
          <table:table-cell office:value-type="string" calcext:value-type="string">
            <text:p>x-</text:p>
            <text:p>padding/spacing</text:p>
          </table:table-cell>
          <table:table-cell office:value-type="string" calcext:value-type="string">
            <text:p>y-</text:p>
            <text:p>padding/spacin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5">
          <table:table-cell table:style-name="Default"/>
          <table:table-cell table:style-name="ce9" office:value-type="string" calcext:value-type="string">
            <text:p>image</text:p>
            <text:p><text:span text:style-name="T1">(explicit size version)</text:span></text:p>
          </table:table-cell>
          <table:table-cell office:value-type="string" calcext:value-type="string">
            <text:p>x*spacing</text:p>
            <text:p>+padding</text:p>
            <text:p>+AbsoluteRect.UpperLeftCorner</text:p>
          </table:table-cell>
          <table:table-cell office:value-type="string" calcext:value-type="string">
            <text:p>y*spacing</text:p>
            <text:p>+padding</text:p>
            <text:p>+AbsoluteRect.UpperLeftCorner</text:p>
          </table:table-cell>
          <table:table-cell office:value-type="string" calcext:value-type="string">
            <text:p>w*imgsize</text:p>
          </table:table-cell>
          <table:table-cell office:value-type="string" calcext:value-type="string">
            <text:p>h*imgsize</text:p>
          </table:table-cell>
          <table:table-cell office:value-type="string" calcext:value-type="string">
            <text:p>x</text:p>
            <text:p>-padding/spacing</text:p>
            <text:p>-AbsoluteRect.UpperLeftCorner/spacing</text:p>
          </table:table-cell>
          <table:table-cell office:value-type="string" calcext:value-type="string">
            <text:p>y</text:p>
            <text:p>-padding/spacing</text:p>
            <text:p>-AbsoluteRect.UpperLeftCorner/spacing</text:p>
          </table:table-cell>
          <table:table-cell office:value-type="string" calcext:value-type="string">
            <text:p>w*spacing/imgsize</text:p>
          </table:table-cell>
          <table:table-cell office:value-type="string" calcext:value-type="string">
            <text:p>h*spacing/imgsize</text:p>
          </table:table-cell>
          <table:table-cell table:number-columns-repeated="1014"/>
        </table:table-row>
        <table:table-row table:style-name="ro3">
          <table:table-cell/>
          <table:table-cell table:style-name="ce9" office:value-type="string" calcext:value-type="string">
            <text:p>checkbox</text:p>
          </table:table-cell>
          <table:table-cell office:value-type="string" calcext:value-type="string">
            <text:p>X*spacing</text:p>
            <text:p>+padding</text:p>
          </table:table-cell>
          <table:table-cell office:value-type="string" calcext:value-type="string">
            <text:p>y*spacing</text:p>
            <text:p>+padding</text:p>
            <text:p>+imgsize/2</text:p>
            <text:p>-btn_height</text:p>
          </table:table-cell>
          <table:table-cell office:value-type="string" calcext:value-type="string">
            <text:p>25 + text size</text:p>
          </table:table-cell>
          <table:table-cell office:value-type="string" calcext:value-type="string">
            <text:p>Imgsize/2</text:p>
            <text:p>+btn_height</text:p>
          </table:table-cell>
          <table:table-cell table:formula="of:=[.D7]/[.D5]" office:value-type="float" office:value="0.350000000000001" calcext:value-type="float">
            <text:p>0,350000000000001</text:p>
          </table:table-cell>
          <table:table-cell table:number-columns-repeated="8"/>
          <table:table-cell office:value-type="string" calcext:value-type="string">
            <text:p>Doit on créer un composite Checkbox + textarea ? Ca serait mieux pour tout gere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style-name="Default"/>
          <table:table-cell office:value-type="string" calcext:value-type="string">
            <text:p>????</text:p>
          </table:table-cell>
          <table:table-cell office:value-type="string" calcext:value-type="string">
            <text:p>x*spacing</text:p>
          </table:table-cell>
          <table:table-cell office:value-type="string" calcext:value-type="string">
            <text:p>y*spacing</text:p>
          </table:table-cell>
          <table:table-cell office:value-type="string" calcext:value-type="string">
            <text:p>(w-1)*spacing</text:p>
            <text:p>+imgsize</text:p>
          </table:table-cell>
          <table:table-cell office:value-type="string" calcext:value-type="string">
            <text:p>(h-1)*spacing</text:p>
            <text:p>+imgsize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6">
          <table:table-cell table:style-name="Default"/>
          <table:table-cell table:style-name="ce16" office:value-type="string" calcext:value-type="string">
            <text:p>button</text:p>
          </table:table-cell>
          <table:table-cell table:style-name="ce16" office:value-type="string" calcext:value-type="string">
            <text:p>x*spacing</text:p>
          </table:table-cell>
          <table:table-cell table:style-name="ce16" office:value-type="string" calcext:value-type="string">
            <text:p>y*spacing</text:p>
            <text:p>+h*imgsize/2</text:p>
            <text:p>-btn_height</text:p>
          </table:table-cell>
          <table:table-cell table:style-name="ce16" office:value-type="string" calcext:value-type="string">
            <text:p>(w-1)*spacing</text:p>
            <text:p>+imgsize</text:p>
          </table:table-cell>
          <table:table-cell table:style-name="ce29" office:value-type="string" calcext:value-type="string">
            <text:p>btn_height*2</text:p>
          </table:table-cell>
          <table:table-cell table:style-name="ce16" table:number-columns-repeated="9"/>
          <table:table-cell table:style-name="ce16" office:value-type="string" calcext:value-type="string">
            <text:p>Hauteur fixe</text:p>
          </table:table-cell>
          <table:table-cell table:style-name="ce16" table:number-columns-repeated="1008"/>
        </table:table-row>
        <table:table-row table:style-name="ro5">
          <table:table-cell table:style-name="Default"/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x*spacing</text:p>
          </table:table-cell>
          <table:table-cell table:style-name="ce16" office:value-type="string" calcext:value-type="string">
            <text:p>y*spacing</text:p>
            <text:p>+h*imgsize/2</text:p>
            <text:p>-btn_height</text:p>
          </table:table-cell>
          <table:table-cell table:style-name="ce16" office:value-type="string" calcext:value-type="string">
            <text:p>(w-1)*spacing</text:p>
            <text:p>+imgsize</text:p>
          </table:table-cell>
          <table:table-cell table:style-name="ce29" office:value-type="string" calcext:value-type="string">
            <text:p>btn_height*2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y</text:p>
            <text:p>-h*imgsize/2</text:p>
            <text:p>+btn_height/spacing</text:p>
          </table:table-cell>
          <table:table-cell table:style-name="ce16" office:value-type="string" calcext:value-type="string">
            <text:p>w+1-imgsize/spacing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5"/>
          <table:table-cell table:style-name="ce16" office:value-type="string" calcext:value-type="string">
            <text:p>Hauteur fixe de btn_height*2</text:p>
          </table:table-cell>
          <table:table-cell table:style-name="ce16" table:number-columns-repeated="1008"/>
        </table:table-row>
        <table:table-row table:style-name="ro7">
          <table:table-cell/>
          <table:table-cell office:value-type="string" calcext:value-type="string">
            <text:p>pwdfield</text:p>
          </table:table-cell>
          <table:table-cell office:value-type="string" calcext:value-type="string">
            <text:p>x*spacing</text:p>
          </table:table-cell>
          <table:table-cell office:value-type="string" calcext:value-type="string">
            <text:p>y*spacing</text:p>
            <text:p>+h*imgsize/2</text:p>
            <text:p>-btn_height</text:p>
          </table:table-cell>
          <table:table-cell office:value-type="string" calcext:value-type="string">
            <text:p>(w-1)*spacing</text:p>
            <text:p>+imgsize</text:p>
          </table:table-cell>
          <table:table-cell office:value-type="string" calcext:value-type="string">
            <text:p>btn_height*2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D" table:style-name="ta1">
        <table:table-column table:style-name="co17" table:default-cell-style-name="ce33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9" table:default-cell-style-name="Default"/>
        <table:table-row table:style-name="ro1">
          <table:table-cell table:style-name="ce32" office:value-type="string" calcext:value-type="string">
            <text:p>Markdown</text:p>
          </table:table-cell>
          <table:table-cell table:style-name="ce35" office:value-type="string" calcext:value-type="string">
            <text:p>Status</text:p>
          </table:table-cell>
          <table:table-cell table:style-name="ce35" office:value-type="string" calcext:value-type="string">
            <text:p><text:s/>Formspec element </text:p>
          </table:table-cell>
          <table:table-cell table:style-name="ce35" office:value-type="string" calcext:value-type="string">
            <text:p>Widget</text:p>
          </table:table-cell>
          <table:table-cell table:style-name="ce35" office:value-type="string" calcext:value-type="string">
            <text:p>Usage</text:p>
          </table:table-cell>
          <table:table-cell table:style-name="ce35" office:value-type="string" calcext:value-type="string">
            <text:p>Comment</text:p>
          </table:table-cell>
          <table:table-cell table:style-name="ce35" table:number-columns-repeated="1018"/>
        </table:table-row>
        <table:table-row table:style-name="ro1">
          <table:table-cell table:formula="of:=&quot;| &quot;&amp;[.C2]&amp;&quot; | &quot;&amp;[.D2]&amp;&quot; | &quot;&amp;[.B2] &amp;&quot; |&quot;" office:value-type="string" office:string-value="|  size[W,H]  | - |  Done  |" calcext:value-type="string">
            <text:p>| <text:s/>size[W,H] <text:s/>| - 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size[W,H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3]&amp;&quot; | &quot;&amp;[.D3]&amp;&quot; | &quot;&amp;[.B3] &amp;&quot; |&quot;" office:value-type="string" office:string-value="|  position[X,Y]  | - |  Not started  |" calcext:value-type="string">
            <text:p>| <text:s/>position[X,Y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position[X,Y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4]&amp;&quot; | &quot;&amp;[.D4]&amp;&quot; | &quot;&amp;[.B4] &amp;&quot; |&quot;" office:value-type="string" office:string-value="|  anchor[X,Y]  | - |  Not started  |" calcext:value-type="string">
            <text:p>| <text:s/>anchor[X,Y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anchor[X,Y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5]&amp;&quot; | &quot;&amp;[.D5]&amp;&quot; | &quot;&amp;[.B5] &amp;&quot; |&quot;" office:value-type="string" office:string-value="|  no_prepend[]  | - |  Not started  |" calcext:value-type="string">
            <text:p>| <text:s/>no_prepend[] <text:s/>| - 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no_prepend[]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m level</text:p>
          </table:table-cell>
          <table:table-cell table:number-columns-repeated="1019"/>
        </table:table-row>
        <table:table-row table:style-name="ro1">
          <table:table-cell table:formula="of:=&quot;| &quot;&amp;[.C6]&amp;&quot; | &quot;&amp;[.D6]&amp;&quot; | &quot;&amp;[.B6] &amp;&quot; |&quot;" office:value-type="string" office:string-value="|  container[X,Y]  | - |  Useless  |" calcext:value-type="string">
            <text:p>| <text:s/>container[X,Y] <text:s/>| - | <text:s/>Useless <text:s/>|</text:p>
          </table:table-cell>
          <table:table-cell table:style-name="ce34" office:value-type="string" calcext:value-type="string">
            <text:p><text:s/>Useless </text:p>
          </table:table-cell>
          <table:table-cell table:style-name="ce34" office:value-type="string" calcext:value-type="string">
            <text:p><text:s/>container[X,Y] </text:p>
          </table:table-cell>
          <table:table-cell table:style-name="ce34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Will not be used, placement done by library</text:p>
          </table:table-cell>
          <table:table-cell table:style-name="ce34" table:number-columns-repeated="1018"/>
        </table:table-row>
        <table:table-row table:style-name="ro1">
          <table:table-cell table:formula="of:=&quot;| &quot;&amp;[.C7]&amp;&quot; | &quot;&amp;[.D7]&amp;&quot; | &quot;&amp;[.B7] &amp;&quot; |&quot;" office:value-type="string" office:string-value="|  container_end[]  | - |  Useless  |" calcext:value-type="string">
            <text:p>| <text:s/>container_end[] <text:s/>| - | <text:s/>Useless <text:s/>|</text:p>
          </table:table-cell>
          <table:table-cell table:style-name="ce34" office:value-type="string" calcext:value-type="string">
            <text:p><text:s/>Useless </text:p>
          </table:table-cell>
          <table:table-cell table:style-name="ce34" office:value-type="string" calcext:value-type="string">
            <text:p><text:s/>container_end[] </text:p>
          </table:table-cell>
          <table:table-cell table:style-name="ce34" office:value-type="string" calcext:value-type="string">
            <text:p>-</text:p>
          </table:table-cell>
          <table:table-cell table:style-name="ce34"/>
          <table:table-cell table:style-name="ce34" office:value-type="string" calcext:value-type="string">
            <text:p>Will not be used, placement done by library</text:p>
          </table:table-cell>
          <table:table-cell table:style-name="ce34" table:number-columns-repeated="1018"/>
        </table:table-row>
        <table:table-row table:style-name="ro1">
          <table:table-cell table:formula="of:=&quot;| &quot;&amp;[.C8]&amp;&quot; | &quot;&amp;[.D8]&amp;&quot; | &quot;&amp;[.B8] &amp;&quot; |&quot;" office:value-type="string" office:string-value="|  list[invloc;listname;X,Y;W,H;]  |  ?  |  WIP  |" calcext:value-type="string">
            <text:p>| <text:s/>list[invloc;listname;X,Y;W,H;] <text:s/>| <text:s/>? <text:s/>| <text:s/>WIP <text:s/>|</text:p>
          </table:table-cell>
          <table:table-cell office:value-type="string" calcext:value-type="string">
            <text:p><text:s/>WIP </text:p>
          </table:table-cell>
          <table:table-cell office:value-type="string" calcext:value-type="string">
            <text:p><text:s/>list[invloc;listname;X,Y;W,H;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9]&amp;&quot; | &quot;&amp;[.D9]&amp;&quot; | &quot;&amp;[.B9] &amp;&quot; |&quot;" office:value-type="string" office:string-value="|  list[invloc;listname;X,Y;W,H;index]  |  ?  |  Not started  |" calcext:value-type="string">
            <text:p>| <text:s/>list[invloc;listname;X,Y;W,H;inde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[invloc;listname;X,Y;W,H;inde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0]&amp;&quot; | &quot;&amp;[.D10]&amp;&quot; | &quot;&amp;[.B10] &amp;&quot; |&quot;" office:value-type="string" office:string-value="|  listring[invloc;listname]  |  ?  | WIP |" calcext:value-type="string">
            <text:p>| <text:s/>listring[invloc;listname] <text:s/>| <text:s/>? <text:s/>| WIP |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<text:s/>listring[invloc;listnam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1]&amp;&quot; | &quot;&amp;[.D11]&amp;&quot; | &quot;&amp;[.B11] &amp;&quot; |&quot;" office:value-type="string" office:string-value="|  listring[]  |  ?  |  Not started  |" calcext:value-type="string">
            <text:p>| <text:s/>listring[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ring[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2]&amp;&quot; | &quot;&amp;[.D12]&amp;&quot; | &quot;&amp;[.B12] &amp;&quot; |&quot;" office:value-type="string" office:string-value="|  listcolors[bgcolor;bgcolorhover]  |  ?  |  Not started  |" calcext:value-type="string">
            <text:p>| <text:s/>listcolors[bgcolor;bgcolorhov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3]&amp;&quot; | &quot;&amp;[.D13]&amp;&quot; | &quot;&amp;[.B13] &amp;&quot; |&quot;" office:value-type="string" office:string-value="|  listcolors[bgcolor;bgcolorhover;border]  |  ?  |  Not started  |" calcext:value-type="string">
            <text:p>| <text:s/>listcolors[bgcolor;bgcolorhover;bord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;bord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4]&amp;&quot; | &quot;&amp;[.D14]&amp;&quot; | &quot;&amp;[.B14] &amp;&quot; |&quot;" office:value-type="string" office:string-value="|  listcolors[bgcolor;bgcolorhover;border;tooltip_bg;tooltip_fontcolor]  |  ?  |  Not started  |" calcext:value-type="string">
            <text:p>| <text:s/>listcolors[bgcolor;bgcolorhover;border;tooltip_bg;tooltip_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listcolors[bgcolor;bgcolorhover;border;tooltip_bg;tooltip_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5]&amp;&quot; | &quot;&amp;[.D15]&amp;&quot; | &quot;&amp;[.B15] &amp;&quot; |&quot;" office:value-type="string" office:string-value="|  tooltip[id;text;bgcolor;fontcolor]  |  ?  |  Not started  |" calcext:value-type="string">
            <text:p>| <text:s/>tooltip[id;text;bgcolor;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ooltip[id;text;bgcolor;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6]&amp;&quot; | &quot;&amp;[.D16]&amp;&quot; | &quot;&amp;[.B16] &amp;&quot; |&quot;" office:value-type="string" office:string-value="|  tooltip[X,Y;W,H;text;bgcolor;fontcolor]  |  ?  |  Not started  |" calcext:value-type="string">
            <text:p>| <text:s/>tooltip[X,Y;W,H;text;bgcolor;fontcolo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ooltip[X,Y;W,H;text;bgcolor;fontcolo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7]&amp;&quot; | &quot;&amp;[.D17]&amp;&quot; | &quot;&amp;[.B17] &amp;&quot; |&quot;" office:value-type="string" office:string-value="|  image[X,Y;W,H;texture]  |  ?  |  Not started  |" calcext:value-type="string">
            <text:p>| <text:s/>image[X,Y;W,H;textur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mage[X,Y;W,H;textur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8]&amp;&quot; | &quot;&amp;[.D18]&amp;&quot; | &quot;&amp;[.B18] &amp;&quot; |&quot;" office:value-type="string" office:string-value="|  item_image[X,Y;W,H;itemname]  |  ?  |  Not started  |" calcext:value-type="string">
            <text:p>| <text:s/>item_image[X,Y;W,H;itemnam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tem_image[X,Y;W,H;itemnam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19]&amp;&quot; | &quot;&amp;[.D19]&amp;&quot; | &quot;&amp;[.B19] &amp;&quot; |&quot;" office:value-type="string" office:string-value="|  bgcolor[color;fullscreen]  |  |  Not started  |" calcext:value-type="string">
            <text:p>| <text:s/>bgcolor[color;fullscreen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gcolor[color;fullscreen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0]&amp;&quot; | &quot;&amp;[.D20]&amp;&quot; | &quot;&amp;[.B20] &amp;&quot; |&quot;" office:value-type="string" office:string-value="|  background[X,Y;W,H;texture]  |  |  Not started  |" calcext:value-type="string">
            <text:p>| <text:s/>background[X,Y;W,H;texture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ackground[X,Y;W,H;texture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1]&amp;&quot; | &quot;&amp;[.D21]&amp;&quot; | &quot;&amp;[.B21] &amp;&quot; |&quot;" office:value-type="string" office:string-value="|  background[X,Y;W,H;texture;auto_clip]  |  |  Not started  |" calcext:value-type="string">
            <text:p>| <text:s/>background[X,Y;W,H;texture;auto_clip] <text:s/>|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ackground[X,Y;W,H;texture;auto_clip] </text:p>
          </table:table-cell>
          <table:table-cell/>
          <table:table-cell office:value-type="string" calcext:value-type="string">
            <text:p><text:s/>Form level </text:p>
          </table:table-cell>
          <table:table-cell table:number-columns-repeated="1019"/>
        </table:table-row>
        <table:table-row table:style-name="ro1">
          <table:table-cell table:formula="of:=&quot;| &quot;&amp;[.C22]&amp;&quot; | &quot;&amp;[.D22]&amp;&quot; | &quot;&amp;[.B22] &amp;&quot; |&quot;" office:value-type="string" office:string-value="|  pwdfield[X,Y;W,H;name;label]  |  field  |  Done  |" calcext:value-type="string">
            <text:p>| <text:s/>pwdfield[X,Y;W,H;name;label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pwdfield[X,Y;W,H;name;label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3]&amp;&quot; | &quot;&amp;[.D23]&amp;&quot; | &quot;&amp;[.B23] &amp;&quot; |&quot;" office:value-type="string" office:string-value="|  field[X,Y;W,H;name;label;default]  |  field  |  Done  |" calcext:value-type="string">
            <text:p>| <text:s/>field[X,Y;W,H;name;label;default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field[X,Y;W,H;name;label;default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4]&amp;&quot; | &quot;&amp;[.D24]&amp;&quot; | &quot;&amp;[.B24] &amp;&quot; |&quot;" office:value-type="string" office:string-value="|  field[name;label;default]  |  field  |  Done  |" calcext:value-type="string">
            <text:p>| <text:s/>field[name;label;default] <text:s/>| <text:s/>field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field[name;label;default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5]&amp;&quot; | &quot;&amp;[.D25]&amp;&quot; | &quot;&amp;[.B25] &amp;&quot; |&quot;" office:value-type="string" office:string-value="|  field_close_on_enter[name;close_on_enter]  |  field  |  Not started  |" calcext:value-type="string">
            <text:p>| <text:s/>field_close_on_enter[name;close_on_enter] <text:s/>| <text:s/>field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field_close_on_enter[name;close_on_enter] </text:p>
          </table:table-cell>
          <table:table-cell office:value-type="string" calcext:value-type="string">
            <text:p><text:s/>field </text:p>
          </table:table-cell>
          <table:table-cell table:number-columns-repeated="1020"/>
        </table:table-row>
        <table:table-row table:style-name="ro1">
          <table:table-cell table:formula="of:=&quot;| &quot;&amp;[.C26]&amp;&quot; | &quot;&amp;[.D26]&amp;&quot; | &quot;&amp;[.B26] &amp;&quot; |&quot;" office:value-type="string" office:string-value="|  textarea[X,Y;W,H;name;label;default]  |  ?  |  Not started  |" calcext:value-type="string">
            <text:p>| <text:s/>textarea[X,Y;W,H;name;label;default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area[X,Y;W,H;name;label;default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27]&amp;&quot; | &quot;&amp;[.D27]&amp;&quot; | &quot;&amp;[.B27] &amp;&quot; |&quot;" office:value-type="string" office:string-value="|  label[X,Y;label]  |  label  |  Done  |" calcext:value-type="string">
            <text:p>| <text:s/>label[X,Y;label] <text:s/>| <text:s/>label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label[X,Y;label] </text:p>
          </table:table-cell>
          <table:table-cell office:value-type="string" calcext:value-type="string">
            <text:p><text:s/>label </text:p>
          </table:table-cell>
          <table:table-cell table:number-columns-repeated="1020"/>
        </table:table-row>
        <table:table-row table:style-name="ro1">
          <table:table-cell table:formula="of:=&quot;| &quot;&amp;[.C28]&amp;&quot; | &quot;&amp;[.D28]&amp;&quot; | &quot;&amp;[.B28] &amp;&quot; |&quot;" office:value-type="string" office:string-value="|  vertlabel[X,Y;label]  |  label  |  Done  |" calcext:value-type="string">
            <text:p>| <text:s/>vertlabel[X,Y;label] <text:s/>| <text:s/>label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vertlabel[X,Y;label] </text:p>
          </table:table-cell>
          <table:table-cell office:value-type="string" calcext:value-type="string">
            <text:p><text:s/>label </text:p>
          </table:table-cell>
          <table:table-cell table:number-columns-repeated="1020"/>
        </table:table-row>
        <table:table-row table:style-name="ro1">
          <table:table-cell table:formula="of:=&quot;| &quot;&amp;[.C29]&amp;&quot; | &quot;&amp;[.D29]&amp;&quot; | &quot;&amp;[.B29] &amp;&quot; |&quot;" office:value-type="string" office:string-value="|  button[X,Y;W,H;name;label]  |  button  |  Done  |" calcext:value-type="string">
            <text:p>| <text:s/>button[X,Y;W,H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button[X,Y;W,H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0]&amp;&quot; | &quot;&amp;[.D30]&amp;&quot; | &quot;&amp;[.B30] &amp;&quot; |&quot;" office:value-type="string" office:string-value="|  image_button[X,Y;W,H;image;name;label]  |  button  |  Done  |" calcext:value-type="string">
            <text:p>| <text:s/>image_button[X,Y;W,H;imag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mage_button[X,Y;W,H;imag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1]&amp;&quot; | &quot;&amp;[.D31]&amp;&quot; | &quot;&amp;[.B31] &amp;&quot; |&quot;" office:value-type="string" office:string-value="|  image_button[X,Y;W,H;image;name;label;noclip;drawborder;pressedimage]  |  button  |  Not started  |" calcext:value-type="string">
            <text:p>| <text:s/>image_button[X,Y;W,H;image;name;label;noclip;drawborder;pressedimage] <text:s/>| <text:s/>button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image_button[X,Y;W,H;image;name;label;noclip;drawborder;pressedimage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2]&amp;&quot; | &quot;&amp;[.D32]&amp;&quot; | &quot;&amp;[.B32] &amp;&quot; |&quot;" office:value-type="string" office:string-value="|  item_image_button[X,Y;W,H;item name;name;label]  |  button  |  Done  |" calcext:value-type="string">
            <text:p>| <text:s/>item_image_button[X,Y;W,H;item nam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tem_image_button[X,Y;W,H;item nam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3]&amp;&quot; | &quot;&amp;[.D33]&amp;&quot; | &quot;&amp;[.B33] &amp;&quot; |&quot;" office:value-type="string" office:string-value="|  button_exit[X,Y;W,H;name;label]  |  button  |  Done  |" calcext:value-type="string">
            <text:p>| <text:s/>button_exit[X,Y;W,H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button_exit[X,Y;W,H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4]&amp;&quot; | &quot;&amp;[.D34]&amp;&quot; | &quot;&amp;[.B34] &amp;&quot; |&quot;" office:value-type="string" office:string-value="|  image_button_exit[X,Y;W,H;image;name;label]  |  button  |  Done  |" calcext:value-type="string">
            <text:p>| <text:s/>image_button_exit[X,Y;W,H;image;name;label] <text:s/>| <text:s/>button <text:s/>| <text:s/>Done <text:s/>|</text:p>
          </table:table-cell>
          <table:table-cell office:value-type="string" calcext:value-type="string">
            <text:p><text:s/>Done </text:p>
          </table:table-cell>
          <table:table-cell office:value-type="string" calcext:value-type="string">
            <text:p><text:s/>image_button_exit[X,Y;W,H;image;name;label] </text:p>
          </table:table-cell>
          <table:table-cell office:value-type="string" calcext:value-type="string">
            <text:p><text:s/>button </text:p>
          </table:table-cell>
          <table:table-cell table:number-columns-repeated="1020"/>
        </table:table-row>
        <table:table-row table:style-name="ro1">
          <table:table-cell table:formula="of:=&quot;| &quot;&amp;[.C35]&amp;&quot; | &quot;&amp;[.D35]&amp;&quot; | &quot;&amp;[.B35] &amp;&quot; |&quot;" office:value-type="string" office:string-value="|  textlist[X,Y;W,H;name;listelem 1,listelem 2,...,listelem n]  |  ?  |  Not started  |" calcext:value-type="string">
            <text:p>| <text:s/>textlist[X,Y;W,H;name;listelem 1,listelem 2,...,listelem n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list[X,Y;W,H;name;listelem 1,listelem 2,...,listelem n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6]&amp;&quot; | &quot;&amp;[.D36]&amp;&quot; | &quot;&amp;[.B36] &amp;&quot; |&quot;" office:value-type="string" office:string-value="|  tabheader[X,Y;name;caption 1,caption 2,...,caption n;current_tab;transparent;draw_border]  |  ?  |  Not started  |" calcext:value-type="string">
            <text:p>| <text:s/>tabheader[X,Y;name;caption 1,caption 2,...,caption n;current_tab;transparent;draw_border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header[X,Y;name;caption 1,caption 2,...,caption n;current_tab;transparent;draw_border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7]&amp;&quot; | &quot;&amp;[.D37]&amp;&quot; | &quot;&amp;[.B37] &amp;&quot; |&quot;" office:value-type="string" office:string-value="|  textlist[X,Y;W,H;name;listelem 1,listelem 2,...,listelem n;selected idx;transparent]  |  ?  |  Not started  |" calcext:value-type="string">
            <text:p>| <text:s/>textlist[X,Y;W,H;name;listelem 1,listelem 2,...,listelem n;selected idx;transparent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extlist[X,Y;W,H;name;listelem 1,listelem 2,...,listelem n;selected idx;transparent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38]&amp;&quot; | &quot;&amp;[.D38]&amp;&quot; | &quot;&amp;[.B38] &amp;&quot; |&quot;" office:value-type="string" office:string-value="|  box[X,Y;W,H;color]  |  vbox/hbox  |  Not started  |" calcext:value-type="string">
            <text:p>| <text:s/>box[X,Y;W,H;color] <text:s/>| <text:s/>vbox/hbox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box[X,Y;W,H;color] </text:p>
          </table:table-cell>
          <table:table-cell office:value-type="string" calcext:value-type="string">
            <text:p><text:s/>vbox/hbox </text:p>
          </table:table-cell>
          <table:table-cell table:number-columns-repeated="1020"/>
        </table:table-row>
        <table:table-row table:style-name="ro1">
          <table:table-cell table:formula="of:=&quot;| &quot;&amp;[.C39]&amp;&quot; | &quot;&amp;[.D39]&amp;&quot; | &quot;&amp;[.B39] &amp;&quot; |&quot;" office:value-type="string" office:string-value="|  checkbox[X,Y;id;label;selected]  |  checkbox  |  WIP  |" calcext:value-type="string">
            <text:p>| <text:s/>checkbox[X,Y;id;label;selected] <text:s/>| <text:s/>checkbox <text:s/>| <text:s/>WIP <text:s/>|</text:p>
          </table:table-cell>
          <table:table-cell office:value-type="string" calcext:value-type="string">
            <text:p><text:s/>WIP </text:p>
          </table:table-cell>
          <table:table-cell office:value-type="string" calcext:value-type="string">
            <text:p><text:s/>checkbox[X,Y;id;label;selected] </text:p>
          </table:table-cell>
          <table:table-cell office:value-type="string" calcext:value-type="string">
            <text:p><text:s/>checkbox </text:p>
          </table:table-cell>
          <table:table-cell table:number-columns-repeated="1020"/>
        </table:table-row>
        <table:table-row table:style-name="ro1">
          <table:table-cell table:formula="of:=&quot;| &quot;&amp;[.C40]&amp;&quot; | &quot;&amp;[.D40]&amp;&quot; | &quot;&amp;[.B40] &amp;&quot; |&quot;" office:value-type="string" office:string-value="|  dropdown[X,Y;W;name;item 1,item 2, ...,item n;selected idx]  |  ?  |  Not started  |" calcext:value-type="string">
            <text:p>| <text:s/>dropdown[X,Y;W;name;item 1,item 2, ...,item n;selected id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dropdown[X,Y;W;name;item 1,item 2, ...,item n;selected id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1]&amp;&quot; | &quot;&amp;[.D41]&amp;&quot; | &quot;&amp;[.B41] &amp;&quot; |&quot;" office:value-type="string" office:string-value="|  scrollbar[X,Y;W,H;orientation;name;value]  |  ?  |  Not started  |" calcext:value-type="string">
            <text:p>| <text:s/>scrollbar[X,Y;W,H;orientation;name;value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scrollbar[X,Y;W,H;orientation;name;value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2]&amp;&quot; | &quot;&amp;[.D42]&amp;&quot; | &quot;&amp;[.B42] &amp;&quot; |&quot;" office:value-type="string" office:string-value="|  table[X,Y;W,H;name;cell 1,cell 2,...,cell n;selected idx]  |  ?  |  Not started  |" calcext:value-type="string">
            <text:p>| <text:s/>table[X,Y;W,H;name;cell 1,cell 2,...,cell n;selected idx] <text:s/>| <text:s/>? <text:s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le[X,Y;W,H;name;cell 1,cell 2,...,cell n;selected idx] </text:p>
          </table:table-cell>
          <table:table-cell office:value-type="string" calcext:value-type="string">
            <text:p><text:s/>? </text:p>
          </table:table-cell>
          <table:table-cell table:number-columns-repeated="1020"/>
        </table:table-row>
        <table:table-row table:style-name="ro1">
          <table:table-cell table:formula="of:=&quot;| &quot;&amp;[.C43]&amp;&quot; | &quot;&amp;[.D43]&amp;&quot; | &quot;&amp;[.B43] &amp;&quot; |&quot;" office:value-type="string" office:string-value="|  tablecolumns[type 1,opt 1a,opt 1b,...;type 2,opt 2a,opt 2b;...]  |  ?   |  Not started  |" calcext:value-type="string">
            <text:p>| <text:s/>tablecolumns[type 1,opt 1a,opt 1b,...;type 2,opt 2a,opt 2b;...] <text:s/>| <text:s/>? <text:s text:c="2"/>| <text:s/>Not started <text:s/>|</text:p>
          </table:table-cell>
          <table:table-cell office:value-type="string" calcext:value-type="string">
            <text:p><text:s/>Not started </text:p>
          </table:table-cell>
          <table:table-cell office:value-type="string" calcext:value-type="string">
            <text:p><text:s/>tablecolumns[type 1,opt 1a,opt 1b,...;type 2,opt 2a,opt 2b;...] </text:p>
          </table:table-cell>
          <table:table-cell office:value-type="string" calcext:value-type="string">
            <text:p><text:s/>? <text:s/></text:p>
          </table:table-cell>
          <table:table-cell office:value-type="string" calcext:value-type="string">
            <text:p>Not started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Liste API'.A1:'Liste API'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20:54:31.734357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2:44:11.551893214</meta:creation-date>
    <dc:date>2018-12-27T21:14:47.556648225</dc:date>
    <meta:editing-duration>PT12H20M27S</meta:editing-duration>
    <meta:editing-cycles>138</meta:editing-cycles>
    <meta:generator>LibreOffice/6.1.2.1$Linux_X86_64 LibreOffice_project/10$Build-1</meta:generator>
    <meta:document-statistic meta:table-count="3" meta:cell-count="590" meta:object-count="0"/>
  </office:meta>
</office:document-meta>
</file>